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aa55a1" draw:marker-start-width="0.321cm" draw:marker-end-width="0.321cm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6" style:family="graphic" style:parent-style-name="standard">
      <style:graphic-properties svg:stroke-width="0.081cm" svg:stroke-color="#00a65d" draw:marker-start-width="0.321cm" draw:marker-end-width="0.321cm" draw:fill-color="#faa61a" draw:opacity="99%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a65d" draw:marker-start-width="0.321cm" draw:marker-end-width="0.321cm" draw:fill-color="#faa61a" draw:opacity="99%" fo:padding-top="0.165cm" fo:padding-bottom="0.165cm" fo:padding-left="0.29cm" fo:padding-right="0.29cm" draw:shadow-offset-x="0.203cm" draw:shadow-offset-y="0.203cm"/>
    </style:style>
    <style:style style:name="gr8" style:family="graphic" style:parent-style-name="standard">
      <style:graphic-properties svg:stroke-width="0.081cm" svg:stroke-color="#00a65d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111111" draw:marker-start-width="0.227cm" draw:marker-end-width="0.227cm" draw:fill-color="#dfcce4" draw:opacity="100%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2.022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111111" draw:marker-start-width="0.227cm" draw:marker-end-width="0.227cm" draw:fill="solid" draw:fill-color="#dfcce4" draw:opacity="100%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4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5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6" style:family="graphic" style:parent-style-name="Default_5f_1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7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18" style:family="graphic" style:parent-style-name="Default_5f_1">
      <style:graphic-properties svg:stroke-width="0.018cm" svg:stroke-color="#111111" draw:marker-start-width="0.227cm" draw:marker-end-width="0.227cm" draw:fill-color="#fffbcc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Default_5f_1">
      <style:graphic-properties svg:stroke-width="0.018cm" svg:stroke-color="#111111" draw:marker-start-width="0.227cm" draw:marker-end-width="0.227cm" draw:fill-color="#dfcce4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1" style:family="graphic" style:parent-style-name="Default_5f_1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2" style:family="graphic" style:parent-style-name="Default_5f_1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3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4" style:family="graphic" style:parent-style-name="Default_5f_1">
      <style:graphic-properties svg:stroke-width="0.018cm" svg:stroke-color="#111111" draw:marker-start-width="0.227cm" draw:marker-end-width="0.227cm" draw:fill-color="#dfcce4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5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6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721cm" fo:padding-top="0.134cm" fo:padding-bottom="0.134cm" fo:padding-left="0.259cm" fo:padding-right="0.259cm"/>
    </style:style>
    <style:style style:name="gr27" style:family="graphic" style:parent-style-name="Default_5f_1">
      <style:graphic-properties svg:stroke-width="0.018cm" svg:stroke-color="#111111" draw:marker-start-width="0.227cm" draw:marker-end-width="0.227cm" draw:fill-color="#bce4e5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8" style:family="graphic" style:parent-style-name="Default_5f_1">
      <style:graphic-properties svg:stroke-width="0.018cm" svg:stroke-color="#111111" draw:marker-start-width="0.227cm" draw:marker-end-width="0.227cm" draw:fill-color="#fffbcc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9" style:family="graphic" style:parent-style-name="Default_5f_1">
      <style:graphic-properties svg:stroke-width="0.018cm" svg:stroke-color="#111111" draw:marker-start-width="0.227cm" draw:marker-end-width="0.227cm" draw:fill-color="#bce4e5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-color="#bee3d3"/>
      <style:paragraph-properties fo:text-align="center"/>
      <style:text-properties fo:font-size="12pt"/>
    </style:style>
    <style:style style:name="P3" style:family="paragraph">
      <loext:graphic-properties draw:fill-color="#adc5e7"/>
      <style:paragraph-properties fo:text-align="center"/>
      <style:text-properties fo:font-size="12pt"/>
    </style:style>
    <style:style style:name="P4" style:family="paragraph">
      <loext:graphic-properties draw:fill-color="#eeeeee"/>
      <style:paragraph-properties fo:text-align="center"/>
      <style:text-properties fo:font-size="12pt"/>
    </style:style>
    <style:style style:name="P5" style:family="paragraph">
      <loext:graphic-properties draw:fill-color="#f8aa97"/>
      <style:paragraph-properties fo:text-align="center"/>
      <style:text-properties fo:font-size="14pt"/>
    </style:style>
    <style:style style:name="P6" style:family="paragraph">
      <loext:graphic-properties draw:fill-color="#faa61a" draw:opacity="99%"/>
      <style:paragraph-properties fo:text-align="center"/>
    </style:style>
    <style:style style:name="P7" style:family="paragraph">
      <loext:graphic-properties draw:fill-color="#faa61a" draw:opacity="99%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-color="#eeeeee"/>
      <style:paragraph-properties fo:text-align="center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>
      <loext:graphic-properties draw:fill-color="#f8aa97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eeeeee" draw:opacity="50%"/>
      <style:paragraph-properties fo:text-align="center"/>
      <style:text-properties fo:font-size="12pt" fo:font-weight="bold" style:font-weight-asian="bold" style:font-weight-complex="bold"/>
    </style:style>
    <style:style style:name="P12" style:family="paragraph">
      <loext:graphic-properties draw:fill-color="#dfcce4" draw:opacity="100%"/>
      <style:paragraph-properties fo:text-align="center"/>
      <style:text-properties fo:font-size="12pt"/>
    </style:style>
    <style:style style:name="P13" style:family="paragraph">
      <style:paragraph-properties fo:text-align="end"/>
    </style:style>
    <style:style style:name="P14" style:family="paragraph">
      <loext:graphic-properties draw:fill-color="#adc5e7"/>
      <style:paragraph-properties fo:text-align="end"/>
      <style:text-properties fo:font-size="12pt"/>
    </style:style>
    <style:style style:name="P15" style:family="paragraph">
      <loext:graphic-properties draw:fill="none" draw:fill-color="#eeeeee" draw:opacity="50%"/>
      <style:paragraph-properties fo:text-align="center"/>
      <style:text-properties fo:color="#ed1c24" fo:font-size="12pt" fo:font-weight="bold" style:font-weight-asian="bold" style:font-weight-complex="bold"/>
    </style:style>
    <style:style style:name="P16" style:family="paragraph">
      <loext:graphic-properties draw:fill="solid" draw:fill-color="#dfcce4" draw:opacity="100%"/>
      <style:paragraph-properties fo:text-align="center"/>
      <style:text-properties fo:font-size="12pt"/>
    </style:style>
    <style:style style:name="P17" style:family="paragraph">
      <loext:graphic-properties draw:fill-color="#f8aa97"/>
      <style:paragraph-properties fo:text-align="center"/>
    </style:style>
    <style:style style:name="P18" style:family="paragraph">
      <loext:graphic-properties draw:fill-color="#fffbcc"/>
      <style:paragraph-properties fo:text-align="center"/>
      <style:text-properties fo:font-size="12pt"/>
    </style:style>
    <style:style style:name="P19" style:family="paragraph">
      <loext:graphic-properties draw:fill-color="#dfcce4"/>
      <style:paragraph-properties fo:text-align="center"/>
      <style:text-properties fo:font-size="12pt"/>
    </style:style>
    <style:style style:name="P20" style:family="paragraph">
      <loext:graphic-properties draw:fill-color="#bce4e5"/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color="#ed1c24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27cm" svg:y1="3.349cm" svg:x2="2.27cm" svg:y2="7.921cm" draw:start-shape="id1" draw:start-glue-point="3" draw:end-shape="id2" draw:end-glue-point="3" svg:d="M2270 3349h-510v4572h510" svg:viewBox="0 0 511 4573">
          <text:p/>
        </draw:connector>
        <draw:custom-shape draw:style-name="gr2" draw:text-style-name="P2" xml:id="id5" draw:id="id5" draw:layer="layout" svg:width="5.207cm" svg:height="0.635cm" svg:x="21.32cm" svg:y="15.097cm">
          <text:p text:style-name="P1"><text:span text:style-name="T1">sk_id_cur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5.207cm" svg:height="0.635cm" svg:x="21.32cm" svg:y="15.732cm">
          <text:p text:style-name="P1"><text:span text:style-name="T1">sk_id_prev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6.367cm">
          <text:p text:style-name="P1"><text:span text:style-name="T1">amt_balan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7.002cm">
          <text:p text:style-name="P1"><text:span text:style-name="T1">amt_credit_limit_actu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7.63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07cm" svg:height="0.635cm" svg:x="21.32cm" svg:y="14.462cm">
          <text:p text:style-name="P1"><text:span text:style-name="T2">credit_card_balance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1.32cm" svg:y1="2.714cm" svg:x2="7.477cm" svg:y2="2.714cm" draw:start-shape="id3" draw:start-glue-point="3" svg:d="M21320 2714h-13843" svg:viewBox="0 0 13844 1">
          <text:p/>
        </draw:connector>
        <draw:connector draw:style-name="gr7" draw:text-style-name="P7" xml:id="id9" draw:id="id9" draw:layer="layout" draw:line-skew="-6.475cm" svg:x1="21.32cm" svg:y1="8.556cm" svg:x2="21.32cm" svg:y2="2.714cm" draw:start-shape="id4" draw:start-glue-point="3" draw:end-shape="id3" draw:end-glue-point="3" svg:d="M21320 8556h-6985v-5842h6985" svg:viewBox="0 0 6986 5843">
          <text:p/>
        </draw:connector>
        <draw:connector draw:style-name="gr6" draw:text-style-name="P6" xml:id="id7" draw:id="id7" draw:layer="layout" draw:line-skew="-1.426cm" svg:x1="21.32cm" svg:y1="15.414cm" svg:x2="19.348cm" svg:y2="8.569cm" draw:start-shape="id5" draw:start-glue-point="3" svg:d="M21320 15414h-2667v-6845h695" svg:viewBox="0 0 2668 6846">
          <text:p/>
        </draw:connector>
        <draw:connector draw:style-name="gr8" draw:text-style-name="P1" draw:layer="layout" draw:line-skew="0.568cm" svg:x1="17.51cm" svg:y1="15.414cm" svg:x2="18.653cm" svg:y2="11.991cm" draw:start-shape="id6" draw:start-glue-point="1" draw:end-shape="id7" draw:end-glue-point="0" svg:d="M17510 15414h1123v-3423h20" svg:viewBox="0 0 1144 3424">
          <text:p/>
        </draw:connector>
        <draw:connector draw:style-name="gr6" draw:text-style-name="P6" draw:layer="layout" draw:line-skew="-2.036cm" svg:x1="7.477cm" svg:y1="15.414cm" svg:x2="14.335cm" svg:y2="5.635cm" draw:start-shape="id8" draw:start-glue-point="1" draw:end-shape="id9" draw:end-glue-point="0" svg:d="M7477 15414h1377v-9779h5481" svg:viewBox="0 0 6859 9780">
          <text:p/>
        </draw:connector>
        <draw:connector draw:style-name="gr9" draw:text-style-name="P1" xml:id="id13" draw:id="id13" draw:layer="layout" draw:line-skew="-4.127cm" svg:x1="21.32cm" svg:y1="7.921cm" svg:x2="7.477cm" svg:y2="16.049cm" draw:start-shape="id10" draw:start-glue-point="3" draw:end-shape="id11" draw:end-glue-point="1" svg:d="M21320 7921h-11049v8128h-2794" svg:viewBox="0 0 13844 8129">
          <text:p/>
        </draw:connector>
        <draw:connector draw:style-name="gr9" draw:text-style-name="P1" draw:layer="layout" draw:line-skew="3.335cm" svg:x1="12.303cm" svg:y1="16.049cm" svg:x2="10.271cm" svg:y2="11.985cm" draw:start-shape="id12" draw:start-glue-point="3" draw:end-shape="id13" draw:end-glue-point="0" svg:d="M12303 16049h-2032v-4064" svg:viewBox="0 0 2033 4065">
          <text:p/>
        </draw:connector>
        <draw:connector draw:style-name="gr9" draw:text-style-name="P1" draw:layer="layout" draw:line-skew="-0.76cm" svg:x1="21.32cm" svg:y1="16.049cm" svg:x2="21.32cm" svg:y2="7.921cm" draw:start-shape="id14" draw:start-glue-point="3" draw:end-shape="id10" svg:d="M21320 16049h-1270v-8128h1270" svg:viewBox="0 0 1271 8129">
          <text:p/>
        </draw:connector>
        <draw:g>
          <draw:custom-shape draw:style-name="gr2" draw:text-style-name="P2" xml:id="id3" draw:id="id3" draw:layer="layout" svg:width="5.207cm" svg:height="0.635cm" svg:x="21.32cm" svg:y="2.3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3.032cm">
            <text:p text:style-name="P1"><text:span text:style-name="T1">targe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5.207cm" svg:height="0.635cm" svg:x="21.32cm" svg:y="3.667cm">
            <text:p text:style-name="P8"><text:span text:style-name="T3">days_</text:span><text:span text:style-name="T4">birt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4.302cm">
            <text:p text:style-name="P1"><text:span text:style-name="T1">ag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4.937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5.207cm" svg:height="0.635cm" svg:x="21.32cm" svg:y="1.762cm">
            <text:p text:style-name="P1"><text:span text:style-name="T5">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2.397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xml:id="id10" draw:id="id10" draw:layer="layout" svg:width="5.207cm" svg:height="0.635cm" svg:x="21.32cm" svg:y="7.604cm">
            <text:p text:style-name="P1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5.207cm" svg:height="0.635cm" svg:x="21.32cm" svg:y="8.239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8.874cm">
            <text:p text:style-name="P1"><text:span text:style-name="T1">amt_credi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9.509cm">
            <text:p text:style-name="P1"><text:span text:style-name="T1">amt_goods_pr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10.144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1.32cm" svg:y="6.969cm">
            <text:p text:style-name="P1"><text:span text:style-name="T2">previous_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7.604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8.239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2" xml:id="id1" draw:id="id1" draw:layer="layout" svg:width="5.207cm" svg:height="0.635cm" svg:x="2.27cm" svg:y="3.032cm">
            <text:p text:style-name="P1"><text:span text:style-name="T1">sk_id_burea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3.667cm">
            <text:p text:style-name="P1"><text:span text:style-name="T1">credit_currenc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4.302cm">
            <text:p text:style-name="P1"><text:span text:style-name="T1">amt_credit_su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4.9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.27cm" svg:y="1.762cm">
            <text:p text:style-name="P1"><text:span text:style-name="T2">bureau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3.032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207cm" svg:height="0.635cm" svg:x="2.27cm" svg:y="2.3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2.3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6" draw:id="id6" draw:layer="layout" svg:width="5.207cm" svg:height="0.635cm" svg:x="12.303cm" svg:y="15.0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xml:id="id12" draw:id="id12" draw:layer="layout" svg:width="5.207cm" svg:height="0.635cm" svg:x="12.303cm" svg:y="15.732cm">
            <text:p text:style-name="P13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6.367cm">
            <text:p text:style-name="P1"><text:span text:style-name="T1">am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7.002cm">
            <text:p text:style-name="P1"><text:span text:style-name="T1">amt_pay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7.6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12.303cm" svg:y="14.462cm">
            <text:p text:style-name="P1"><text:span text:style-name="T2">instalments_payment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2.54cm" svg:height="0.635cm" svg:x="12.303cm" svg:y="15.732cm">
            <text:p text:style-name="P1"><text:span text:style-name="T7">NULLABL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12.303cm" svg:y="15.0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1" draw:layer="layout" svg:width="1.016cm" svg:height="0.635cm" svg:x="21.32cm" svg:y="15.732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016cm" svg:height="0.635cm" svg:x="21.32cm" svg:y="15.097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16" xml:id="id2" draw:id="id2" draw:layer="layout" svg:width="5.207cm" svg:height="0.635cm" svg:x="2.27cm" svg:y="7.604cm">
            <text:p text:style-name="P1"><text:span text:style-name="T1">sk_id_burea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8.239cm">
            <text:p text:style-name="P1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8.874cm">
            <text:p text:style-name="P1"><text:span text:style-name="T1">statu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.27cm" svg:y="6.969cm">
            <text:p text:style-name="P1"><text:span text:style-name="T2">bureau_balan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7.604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8" draw:id="id8" draw:layer="layout" svg:width="5.207cm" svg:height="0.635cm" svg:x="2.27cm" svg:y="15.0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11" draw:id="id11" draw:layer="layout" svg:width="5.207cm" svg:height="0.635cm" svg:x="2.27cm" svg:y="15.732cm">
            <text:p text:style-name="P1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6.367cm">
            <text:p text:style-name="P1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7.002cm">
            <text:p text:style-name="P1"><text:span text:style-name="T1">cn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7.6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5.207cm" svg:height="0.635cm" svg:x="2.27cm" svg:y="14.462cm">
            <text:p text:style-name="P1"><text:span text:style-name="T5">pos</text:span>_<text:span text:style-name="T5">cash</text:span>_<text:span text:style-name="T5">balan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15.0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15.732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g>
          <draw:custom-shape draw:style-name="gr14" draw:text-style-name="P4" draw:layer="layout" svg:width="5.207cm" svg:height="0.635cm" svg:x="21.066cm" svg:y="3.032cm">
            <text:p text:style-name="P1"><text:span text:style-name="T1">birthday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5.207cm" svg:height="0.635cm" svg:x="21.066cm" svg:y="4.302cm">
            <text:p text:style-name="P1"><text:span text:style-name="T1">education_typ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5.207cm" svg:height="0.635cm" svg:x="21.066cm" svg:y="3.667cm">
            <text:p text:style-name="P1"><text:span text:style-name="T1">gender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5.207cm" svg:height="0.635cm" svg:x="21.066cm" svg:y="1.762cm">
            <text:p text:style-name="P1"><text:span text:style-name="T2">clien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5.207cm" svg:height="0.635cm" svg:x="21.066cm" svg:y="2.397cm">
            <text:p text:style-name="P1"><text:span text:style-name="T1">id_clien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xml:id="id20" draw:id="id20" draw:layer="layout" svg:width="1.016cm" svg:height="0.635cm" svg:x="21.066cm" svg:y="2.397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18" xml:id="id16" draw:id="id16" draw:layer="layout" svg:width="5.207cm" svg:height="0.635cm" svg:x="2.778cm" svg:y="15.986cm">
            <text:p text:style-name="P1"><text:span text:style-name="T1">id_typ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5.207cm" svg:height="0.635cm" svg:x="2.778cm" svg:y="16.621cm">
            <text:p text:style-name="P1"><text:span text:style-name="T1">nom_de_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5.207cm" svg:height="0.635cm" svg:x="2.778cm" svg:y="15.351cm">
            <text:p text:style-name="P1"><text:span text:style-name="T2">credit_type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1.016cm" svg:height="0.635cm" svg:x="2.778cm" svg:y="15.986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connector draw:style-name="gr19" draw:text-style-name="P1" draw:layer="layout" draw:line-skew="-0.19cm" svg:x1="11.16cm" svg:y1="9.572cm" svg:x2="7.985cm" svg:y2="16.303cm" draw:start-shape="id15" draw:start-glue-point="3" draw:end-shape="id16" svg:d="M11160 9572h-1778v6731h-1397" svg:viewBox="0 0 3176 6732">
          <text:p/>
        </draw:connector>
        <draw:connector draw:style-name="gr19" draw:text-style-name="P1" draw:layer="layout" svg:x1="7.731cm" svg:y1="2.714cm" svg:x2="11.16cm" svg:y2="8.937cm" draw:start-shape="id17" draw:start-glue-point="1" draw:end-shape="id18" svg:d="M7731 2714h1714v6223h1715" svg:viewBox="0 0 3430 6224">
          <text:p/>
        </draw:connector>
        <draw:g>
          <draw:custom-shape draw:style-name="gr20" draw:text-style-name="P19" xml:id="id17" draw:id="id17" draw:layer="layout" svg:width="5.207cm" svg:height="0.635cm" svg:x="2.524cm" svg:y="2.397cm">
            <text:p text:style-name="P1"><text:span text:style-name="T1"><text:s text:c="6"/></text:span><text:span text:style-name="T1">date_de_demand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5.207cm" svg:height="0.635cm" svg:x="2.524cm" svg:y="3.032cm">
            <text:p text:style-name="P1"><text:span text:style-name="T1">y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5.207cm" svg:height="0.635cm" svg:x="2.524cm" svg:y="1.762cm">
            <text:p text:style-name="P1"><text:span text:style-name="T1">calendar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1.016cm" svg:height="0.635cm" svg:x="2.524cm" svg:y="2.397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5.207cm" svg:height="0.635cm" svg:x="2.524cm" svg:y="3.667cm">
            <text:p text:style-name="P1"><text:span text:style-name="T1">mont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5.207cm" svg:height="0.635cm" svg:x="2.524cm" svg:y="4.302cm">
            <text:p text:style-name="P1"><text:span text:style-name="T1">d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5.207cm" svg:height="0.635cm" svg:x="2.524cm" svg:y="4.937cm">
            <text:p text:style-name="P1"><text:span text:style-name="T1">weekd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5.207cm" svg:height="0.635cm" svg:x="2.524cm" svg:y="5.572cm">
            <text:p text:style-name="P1"><text:span text:style-name="T1">week_of_ye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" draw:text-style-name="P3" draw:layer="layout" svg:width="6.35cm" svg:height="0.635cm" svg:x="11.16cm" svg:y="7.35cm">
          <text:p text:style-name="P1"><text:span text:style-name="T1">id_demande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19" draw:id="id19" draw:layer="layout" svg:width="6.35cm" svg:height="0.635cm" svg:x="11.16cm" svg:y="7.985cm">
          <text:p text:style-name="P1"><text:span text:style-name="T1">id_cli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6.35cm" svg:height="0.635cm" svg:x="11.16cm" svg:y="11.16cm">
          <text:p text:style-name="P1"><text:span text:style-name="T1">montant_demande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6.35cm" svg:height="0.635cm" svg:x="11.16cm" svg:y="11.795cm">
          <text:p text:style-name="P1"><text:span text:style-name="T1">montant_credit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18" draw:id="id18" draw:layer="layout" svg:width="6.35cm" svg:height="0.635cm" svg:x="11.16cm" svg:y="8.62cm">
          <text:p text:style-name="P1"><text:span text:style-name="T1"><text:s text:c="2"/></text:span><text:span text:style-name="T1">date_de_demande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6.35cm" svg:height="0.635cm" svg:x="11.16cm" svg:y="6.715cm">
          <text:p text:style-name="P1"><text:span text:style-name="T2">demande_de_credit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239cm" svg:height="0.635cm" svg:x="11.16cm" svg:y="7.35cm">
          <text:p text:style-name="P1"><text:span text:style-name="T6">PK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239cm" svg:height="0.635cm" svg:x="11.16cm" svg:y="7.985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xml:id="id21" draw:id="id21" draw:layer="layout" svg:width="6.35cm" svg:height="0.635cm" svg:x="11.16cm" svg:y="9.89cm">
          <text:p text:style-name="P1"><text:span text:style-name="T1">type_de_achat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6.35cm" svg:height="0.635cm" svg:x="11.16cm" svg:y="13.065cm">
          <text:p text:style-name="P1"><text:span text:style-name="T1">status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xml:id="id15" draw:id="id15" draw:layer="layout" svg:width="6.35cm" svg:height="0.635cm" svg:x="11.16cm" svg:y="9.255cm">
          <text:p text:style-name="P1"><text:span text:style-name="T1">type_de_credit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6.35cm" svg:height="0.635cm" svg:x="11.16cm" svg:y="12.43cm">
          <text:p text:style-name="P1"><text:span text:style-name="T1">type_accompagne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6.35cm" svg:height="0.635cm" svg:x="11.16cm" svg:y="10.525cm">
          <text:p text:style-name="P1"><text:span text:style-name="T1">prix_de_achat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239cm" svg:height="0.635cm" svg:x="11.16cm" svg:y="9.255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239cm" svg:height="0.635cm" svg:x="11.163cm" svg:y="8.62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17.51cm" svg:y1="8.302cm" svg:x2="21.066cm" svg:y2="2.714cm" draw:start-shape="id19" draw:start-glue-point="1" draw:end-shape="id20" draw:end-glue-point="3" svg:d="M17510 8302h1778v-5588h1778" svg:viewBox="0 0 3557 5589">
          <text:p/>
        </draw:connector>
        <draw:g xml:id="id22" draw:id="id22">
          <draw:custom-shape draw:style-name="gr29" draw:text-style-name="P20" draw:layer="layout" svg:width="5.207cm" svg:height="0.635cm" svg:x="21.066cm" svg:y="15.859cm">
            <text:p text:style-name="P1"><text:span text:style-name="T1">id_typ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5.207cm" svg:height="0.635cm" svg:x="21.066cm" svg:y="16.494cm">
            <text:p text:style-name="P1"><text:span text:style-name="T1">nom_de_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5.207cm" svg:height="0.635cm" svg:x="21.066cm" svg:y="15.224cm">
            <text:p text:style-name="P1"><text:span text:style-name="T2">achat_type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1.016cm" svg:height="0.635cm" svg:x="21.066cm" svg:y="15.859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custom-shape draw:style-name="gr26" draw:text-style-name="P11" draw:layer="layout" svg:width="1.239cm" svg:height="0.635cm" svg:x="11.16cm" svg:y="9.89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17.51cm" svg:y1="10.207cm" svg:x2="21.066cm" svg:y2="16.176cm" draw:start-shape="id21" draw:start-glue-point="1" draw:end-shape="id22" draw:end-glue-point="3" svg:d="M17510 10207h1778v5969h1778" svg:viewBox="0 0 3557 59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0:27:11.145074701</meta:creation-date>
    <dc:date>2018-11-29T13:57:32.865591572</dc:date>
    <meta:editing-duration>PT4H5M27S</meta:editing-duration>
    <meta:editing-cycles>47</meta:editing-cycles>
    <meta:generator>LibreOffice/6.0.6.2$Linux_X86_64 LibreOffice_project/00m0$Build-2</meta:generator>
    <meta:document-statistic meta:object-count="113"/>
  </office:meta>
</office:document-meta>
</file>